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Walker.treeWalk( Element e , Collection the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.allElements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Walker.TreeWal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